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5.84729166666667cm"/>
    </style:style>
    <style:style style:name="co2" style:family="table-column">
      <style:table-column-properties fo:break-before="auto" style:column-width="7.46125cm"/>
    </style:style>
    <style:style style:name="co3" style:family="table-column">
      <style:table-column-properties fo:break-before="auto" style:column-width="3.65125cm"/>
    </style:style>
    <style:style style:name="co4" style:family="table-column">
      <style:table-column-properties fo:break-before="auto" style:column-width="3.5983333333333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5.66208333333333cm"/>
    </style:style>
    <style:style style:name="co7" style:family="table-column">
      <style:table-column-properties fo:break-before="auto" style:column-width="7.48770833333333cm"/>
    </style:style>
    <style:style style:name="co8" style:family="table-column">
      <style:table-column-properties fo:break-before="auto" style:column-width="4.28625cm"/>
    </style:style>
    <style:style style:name="co9" style:family="table-column">
      <style:table-column-properties fo:break-before="auto" style:column-width="4.33916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CalendarizarAuto_-_Escenario_t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CP-01</text:p>
          </table:table-cell>
          <table:table-cell office:value-type="string" table:style-name="ce1">
            <text:p>Se calendarizan automaticamente los juegos para un torne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fectos encontrados</text:p>
          </table:table-cell>
          <table:table-cell office:value-type="string" table:style-name="ce1">
            <text:p>No se calendarizan los juegos posteriores a la primera fase, solo las primeras n/2 llaves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Los juegos se calendarizan cada dia, sin importar la disponibilidad de los jugador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sultados obtenidos</text:p>
          </table:table-cell>
          <table:table-cell office:value-type="string" table:style-name="ce1">
            <text:p>Se calendarizan los juegos correctamente, desde la fecha que el usuario estableci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leccion de fecha</text:p>
          </table:table-cell>
          <table:table-cell office:value-type="string" table:style-name="ce1">
            <text:p>El usuario selecciona una fecha, o la escribe, con formato YYYY-MM-D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lendarizar autimatico</text:p>
          </table:table-cell>
          <table:table-cell office:value-type="string" table:style-name="ce1">
            <text:p>"Calendarizar!"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El sistema almacena desde la fecha que metio el usuario, n/2 partidas, una cada dia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iciar Torneo</text:p>
          </table:table-cell>
          <table:table-cell office:value-type="string" table:style-name="ce1">
            <text:p>"Iniciar torneo!" -&gt; El torneo queda establecido listo para ser jugado</text:p>
          </table:table-cell>
          <table:table-cell table:number-columns-repeated="16382"/>
        </table:table-row>
        <table:table-row table:number-rows-repeated="1048568" table:style-name="ro1">
          <table:table-cell table:number-columns-repeated="16384"/>
        </table:table-row>
      </table:table>
      <table:table table:name="CalendarizarAuto_-_Escenario_Al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CP-01</text:p>
          </table:table-cell>
          <table:table-cell office:value-type="string" table:style-name="ce1">
            <text:p>Se calendarizan manualmente los juegos para un torneo, con reinicio de calendarizac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P-01</text:p>
          </table:table-cell>
          <table:table-cell office:value-type="string" table:style-name="ce1">
            <text:p>Se calendarizan automaticamente los juegos para un torne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fectos encontrados</text:p>
          </table:table-cell>
          <table:table-cell office:value-type="string" table:style-name="ce1">
            <text:p>No se calendarizan los juegos posteriores a la primera fase, solo las primeras n/2 llaves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Los juegos se calendarizan cada dia, sin importar la disponibilidad de los jugador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sultados obtenidos</text:p>
          </table:table-cell>
          <table:table-cell office:value-type="string" table:style-name="ce1">
            <text:p>Se calendarizan los juegos correctamente, desde la fecha que el usuario estableci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leccion de fecha</text:p>
          </table:table-cell>
          <table:table-cell office:value-type="string" table:style-name="ce1">
            <text:p>El usuario selecciona una fecha, o la escribe, con formato YYYY-MM-D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lendarizar autimatico</text:p>
          </table:table-cell>
          <table:table-cell office:value-type="string" table:style-name="ce1">
            <text:p>"Calendarizar!"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El sistema almacena desde la fecha que metio el usuario, n/2 partidas, una cada dia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-calendarizacion</text:p>
          </table:table-cell>
          <table:table-cell office:value-type="string" table:style-name="ce1">
            <text:p>"Calendarizar de nuevo" -&gt; El sistema vuelve a calendarizar los n/2 juegos a partir de la fecha que ingrese el usuari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iciar Torneo</text:p>
          </table:table-cell>
          <table:table-cell office:value-type="string" table:style-name="ce1">
            <text:p>"Iniciar torneo!" -&gt; El torneo queda establecido listo para ser jugado</text:p>
          </table:table-cell>
          <table:table-cell table:number-columns-repeated="16382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Pablo</meta:initial-creator>
    <dc:creator>Pablo</dc:creator>
    <meta:creation-date>2013-04-21T16:12:26Z</meta:creation-date>
    <dc:date>2013-07-15T04:59:57Z</dc:date>
    <meta:editing-cycles>17</meta:editing-cycles>
    <meta:editing-duration>PT7835S</meta:editing-duration>
    <meta:user-defined meta:name="Info 1"/>
    <meta:user-defined meta:name="Info 2"/>
    <meta:user-defined meta:name="Info 3"/>
    <meta:user-defined meta:name="Info 4"/>
  </office:meta>
</office:document-meta>
</file>